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0a24"/>
    </style:style>
    <style:style style:name="P2" style:family="paragraph" style:parent-style-name="Standard">
      <style:text-properties officeooo:rsid="00040a24" officeooo:paragraph-rsid="00040a24"/>
    </style:style>
    <style:style style:name="T1" style:family="text">
      <style:text-properties officeooo:rsid="0003b914"/>
    </style:style>
    <style:style style:name="T2" style:family="text">
      <style:text-properties officeooo:rsid="00040a24"/>
    </style:style>
    <style:style style:name="T3" style:family="text">
      <style:text-properties fo:language="es" fo:country="ES" officeooo:rsid="00040a24"/>
    </style:style>
    <style:style style:name="T4" style:family="text">
      <style:text-properties officeooo:rsid="0004760e"/>
    </style:style>
    <style:style style:name="T5" style:family="text">
      <style:text-properties officeooo:rsid="0004e411"/>
    </style:style>
    <style:style style:name="T6" style:family="text">
      <style:text-properties officeooo:rsid="0005eb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- <text:span text:style-name="T6">3800 paraules de moment</text:span></text:p>
      <text:p text:style-name="Standard">- <text:span text:style-name="T5">Not sure this is ready, but suppor good enough for a first coauthors iteration.</text:span></text:p>
      <text:p text:style-name="Standard">- <text:span text:style-name="T2">Role for each of them, V’ictor general view to make it understandable for all audiences as much as possible, to have followed clearly the process, </text:span><text:span text:style-name="T5">the method data, etc</text:span><text:span text:style-name="T2"> we did, Oriol the experience on this kind of papers, </text:span><text:span text:style-name="T5">From Oriol I want more a view on the introduction and dicussion, not sure if this is enough for a paper like this, not very familiarised with the OSM literature so did not spend much time on it.</text:span><text:span text:style-name="T2"> </text:span></text:p>
      <text:p text:style-name="P2">Order, Victor second, Oriol third as supervisor of the paper and director of the project. </text:p>
      <text:p text:style-name="P1">- <text:span text:style-name="T2">Name victor </text:span><text:span text:style-name="T3">Víctor González-Parra</text:span></text:p>
      <text:p text:style-name="Standard">- <text:span text:style-name="T1">Sample size, very small for removals, and for false negatives.</text:span></text:p>
      <text:p text:style-name="Standard">- <text:span text:style-name="T1">Better explain to what extent this is generalizable</text:span></text:p>
      <text:p text:style-name="Standard">- <text:span text:style-name="T4">Do not look at the tables and figures in latex will look better this is just a docx document to get some feedback</text:span></text:p>
      <text:p text:style-name="Standard">- <text:span text:style-name="T4">Give them a couple of weeks </text:span>for a proper round of feedback (recommended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ugeni</meta:initial-creator>
    <meta:creation-date>2026-02-03T10:07:38.495512617</meta:creation-date>
    <dc:date>2026-02-04T21:10:02.858715915</dc:date>
    <dc:creator>Eugeni</dc:creator>
    <meta:editing-duration>PT3H59M35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176" meta:character-count="955" meta:non-whitespace-character-count="786"/>
  </office:meta>
</office:document-meta>
</file>